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rocess.getScope( String sco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Alias.OPropertyAlias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Property.OProperty( O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rocess.getCorrelato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rocess.getAllPartner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Alias.getDescri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rocess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Child( final int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rocess.getPartnerLink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rocess.getMode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PartnerLink( int partnerLink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Alia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OProcess( String bpel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rocess.getExpression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rocess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.getAlias( OVarType messag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